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B000001488A3916E115666BEE.jpg" manifest:media-type="image/jpeg"/>
  <manifest:file-entry manifest:full-path="Pictures/1000000000000274000000EE8400DD78FF8E8C5C.jpg" manifest:media-type="image/jpeg"/>
  <manifest:file-entry manifest:full-path="Pictures/10000000000002A80000016C55D80E48B001B01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in" svg:height="2.852in" draw:z-index="0"><draw:image xlink:href="Pictures/100000000000029B000001488A3916E115666BEE.jpg" xlink:type="simple" xlink:show="embed" xlink:actuate="onLoad" loext:mime-type="image/jpeg"/></draw:frame><draw:frame draw:style-name="fr2" draw:name="Image2" text:anchor-type="paragraph" svg:x="0.3472in" svg:y="3.1646in" svg:width="5.9134in" svg:height="3.1654in" draw:z-index="1"><draw:image xlink:href="Pictures/10000000000002A80000016C55D80E48B001B015.jpg" xlink:type="simple" xlink:show="embed" xlink:actuate="onLoad" loext:mime-type="image/jpeg"/></draw:frame><draw:frame draw:style-name="fr2" draw:name="Image3" text:anchor-type="paragraph" svg:x="0.2602in" svg:y="6.3016in" svg:width="6.5417in" svg:height="2.4791in" draw:z-index="2"><draw:image xlink:href="Pictures/1000000000000274000000EE8400DD78FF8E8C5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13:54.550386776</meta:creation-date>
    <dc:date>2019-01-15T11:16:32.194132087</dc:date>
    <meta:editing-duration>PT2M39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